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Sleep Budg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S500801TMAATMA1</text:p>
          </table:table-cell>
          <table:table-cell office:value-type="float" office:value="6" calcext:value-type="float">
            <text:p>6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S50202EKAXUMA2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S716GXUMA1</text:p>
          </table:table-cell>
          <table:table-cell office:value-type="float" office:value="16" calcext:value-type="float">
            <text:p>16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V8872DDARQ1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25940AQRVCRQ1</text:p>
          </table:table-cell>
          <table:table-cell office:value-type="float" office:value="130" calcext:value-type="float">
            <text:p>130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 divider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14020SQDDARQ1</text:p>
          </table:table-cell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 divider EN</text:p>
          </table:table-cell>
          <table:table-cell office:value-type="float" office:value="19" calcext:value-type="float">
            <text:p>19</text:p>
          </table:table-cell>
          <table:table-cell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Default" table:formula="of:=SUMPRODUCT([.C4:.C11];[.A4:.A11])" office:value-type="float" office:value="281" calcext:value-type="float">
            <text:p>281</text:p>
          </table:table-cell>
          <table:table-cell table:style-name="Default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PIC33EP512MU810-E/PF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3.3 (5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 divider FB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70933QDBVRQ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CAN1051GVDRQ1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SUM([.C17:.C20])" office:value-type="float" office:value="2047" calcext:value-type="float">
            <text:p>2047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formula="of:=[.C21]*5/13.5" office:value-type="float" office:value="758.148148148148" calcext:value-type="float">
            <text:p>758.148148148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formula="of:=[.C12]+[.C23]" office:value-type="float" office:value="1039.14814814815" calcext:value-type="float">
            <text:p>1039.1481481482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05:28.985000000</meta:creation-date>
    <dc:date>2018-05-30T23:11:25.182000000</dc:date>
    <meta:editing-duration>PT4M43S</meta:editing-duration>
    <meta:editing-cycles>1</meta:editing-cycles>
    <meta:document-statistic meta:table-count="1" meta:cell-count="57" meta:object-count="0"/>
    <meta:generator>LibreOffice/4.4.3.2$Windows_x86 LibreOffice_project/88805f81e9fe61362df02b9941de8e38a9b5fd16</meta:generator>
  </office:meta>
</office:document-meta>
</file>